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ef4a" officeooo:paragraph-rsid="0015ef4a" style:font-weight-asian="bold" style:font-weight-complex="bold"/>
    </style:style>
    <style:style style:name="P2" style:family="paragraph" style:parent-style-name="Standard">
      <loext:graphic-properties draw:fill="none"/>
      <style:paragraph-properties fo:background-color="transparent"/>
      <style:text-properties fo:font-weight="bold" officeooo:rsid="0034ec97" officeooo:paragraph-rsid="0034ec97" style:font-weight-asian="bold" style:font-weight-complex="bold"/>
    </style:style>
    <style:style style:name="P3" style:family="paragraph" style:parent-style-name="Standard">
      <loext:graphic-properties draw:fill="none"/>
      <style:paragraph-properties fo:background-color="transparent"/>
      <style:text-properties fo:font-weight="bold" officeooo:rsid="0035aa6e" officeooo:paragraph-rsid="0035aa6e" style:font-weight-asian="bold" style:font-weight-complex="bold"/>
    </style:style>
    <style:style style:name="P4" style:family="paragraph" style:parent-style-name="Standard">
      <style:text-properties officeooo:rsid="001ac231" officeooo:paragraph-rsid="001ac231"/>
    </style:style>
    <style:style style:name="P5" style:family="paragraph" style:parent-style-name="Standard">
      <loext:graphic-properties draw:fill="none"/>
      <style:paragraph-properties fo:background-color="transparent"/>
      <style:text-properties officeooo:rsid="001fe901" officeooo:paragraph-rsid="001fe901"/>
    </style:style>
    <style:style style:name="P6" style:family="paragraph" style:parent-style-name="Standard">
      <loext:graphic-properties draw:fill="none"/>
      <style:paragraph-properties fo:background-color="transparent"/>
      <style:text-properties officeooo:rsid="002472f8" officeooo:paragraph-rsid="002472f8"/>
    </style:style>
    <style:style style:name="P7" style:family="paragraph" style:parent-style-name="Standard">
      <loext:graphic-properties draw:fill="none"/>
      <style:paragraph-properties fo:background-color="transparent"/>
      <style:text-properties officeooo:rsid="0027505c" officeooo:paragraph-rsid="0027505c"/>
    </style:style>
    <style:style style:name="P8" style:family="paragraph" style:parent-style-name="Standard">
      <loext:graphic-properties draw:fill="none"/>
      <style:paragraph-properties fo:background-color="transparent"/>
      <style:text-properties officeooo:rsid="0028bb4f" officeooo:paragraph-rsid="0028bb4f"/>
    </style:style>
    <style:style style:name="P9" style:family="paragraph" style:parent-style-name="Standard">
      <loext:graphic-properties draw:fill="none"/>
      <style:paragraph-properties fo:background-color="transparent"/>
      <style:text-properties officeooo:rsid="002c801f" officeooo:paragraph-rsid="002c801f"/>
    </style:style>
    <style:style style:name="P10" style:family="paragraph" style:parent-style-name="Standard">
      <loext:graphic-properties draw:fill="none"/>
      <style:paragraph-properties fo:background-color="transparent"/>
      <style:text-properties officeooo:rsid="002e5455" officeooo:paragraph-rsid="002e5455"/>
    </style:style>
    <style:style style:name="P11" style:family="paragraph" style:parent-style-name="Standard">
      <loext:graphic-properties draw:fill="none"/>
      <style:paragraph-properties fo:background-color="transparent"/>
      <style:text-properties officeooo:rsid="00304461" officeooo:paragraph-rsid="00304461"/>
    </style:style>
    <style:style style:name="P12" style:family="paragraph" style:parent-style-name="Standard">
      <loext:graphic-properties draw:fill="none"/>
      <style:paragraph-properties fo:background-color="transparent"/>
      <style:text-properties officeooo:rsid="0031147f" officeooo:paragraph-rsid="0031147f"/>
    </style:style>
    <style:style style:name="P13" style:family="paragraph" style:parent-style-name="Standard">
      <loext:graphic-properties draw:fill="none"/>
      <style:paragraph-properties fo:background-color="transparent"/>
      <style:text-properties officeooo:rsid="0031309f" officeooo:paragraph-rsid="0031309f"/>
    </style:style>
    <style:style style:name="P14" style:family="paragraph" style:parent-style-name="Standard">
      <loext:graphic-properties draw:fill="none"/>
      <style:paragraph-properties fo:background-color="transparent"/>
      <style:text-properties officeooo:rsid="0031d952" officeooo:paragraph-rsid="0031d952"/>
    </style:style>
    <style:style style:name="P15" style:family="paragraph" style:parent-style-name="Standard">
      <loext:graphic-properties draw:fill="none"/>
      <style:paragraph-properties fo:background-color="transparent"/>
      <style:text-properties officeooo:rsid="00321aff" officeooo:paragraph-rsid="00321aff"/>
    </style:style>
    <style:style style:name="P16" style:family="paragraph" style:parent-style-name="Standard">
      <loext:graphic-properties draw:fill="none"/>
      <style:paragraph-properties fo:background-color="transparent"/>
      <style:text-properties officeooo:rsid="0033bde0" officeooo:paragraph-rsid="0033bde0"/>
    </style:style>
    <style:style style:name="P17" style:family="paragraph" style:parent-style-name="Standard">
      <loext:graphic-properties draw:fill="none"/>
      <style:paragraph-properties fo:background-color="transparent"/>
      <style:text-properties officeooo:rsid="00340e6a" officeooo:paragraph-rsid="00340e6a"/>
    </style:style>
    <style:style style:name="P18" style:family="paragraph" style:parent-style-name="Standard">
      <loext:graphic-properties draw:fill="none"/>
      <style:paragraph-properties fo:background-color="transparent"/>
      <style:text-properties officeooo:rsid="0034ec97" officeooo:paragraph-rsid="0034ec97"/>
    </style:style>
    <style:style style:name="P19" style:family="paragraph" style:parent-style-name="Standard">
      <loext:graphic-properties draw:fill="none"/>
      <style:paragraph-properties fo:background-color="transparent"/>
      <style:text-properties fo:font-weight="normal" officeooo:rsid="0035aa6e" officeooo:paragraph-rsid="0035aa6e" style:font-weight-asian="normal" style:font-weight-complex="normal"/>
    </style:style>
    <style:style style:name="P20" style:family="paragraph" style:parent-style-name="Standard">
      <loext:graphic-properties draw:fill="none"/>
      <style:paragraph-properties fo:background-color="transparent"/>
      <style:text-properties fo:font-weight="normal" officeooo:rsid="0035b08a" officeooo:paragraph-rsid="0035b08a" style:font-weight-asian="normal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in" fo:margin-right="0in" fo:text-indent="0.75in" style:auto-text-indent="false" style:page-number="auto" fo:background-color="transparent"/>
      <style:text-properties officeooo:rsid="001ac231" officeooo:paragraph-rsid="001ac231"/>
    </style:style>
    <style:style style:name="P22" style:family="paragraph" style:parent-style-name="Standard" style:master-page-name="">
      <loext:graphic-properties draw:fill="none"/>
      <style:paragraph-properties fo:margin-left="0in" fo:margin-right="0in" fo:text-indent="0.75in" style:auto-text-indent="false" style:page-number="auto" fo:background-color="transparent"/>
      <style:text-properties officeooo:rsid="001fe901" officeooo:paragraph-rsid="001fe901"/>
    </style:style>
    <style:style style:name="P23" style:family="paragraph" style:parent-style-name="Standard" style:master-page-name="">
      <loext:graphic-properties draw:fill="none"/>
      <style:paragraph-properties fo:margin-left="0in" fo:margin-right="0in" fo:text-indent="0.75in" style:auto-text-indent="false" style:page-number="auto" fo:background-color="transparent"/>
      <style:text-properties officeooo:rsid="0015ef4a" officeooo:paragraph-rsid="0015ef4a"/>
    </style:style>
    <style:style style:name="P24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ac231" officeooo:paragraph-rsid="001ac231"/>
    </style:style>
    <style:style style:name="P25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5ef4a" officeooo:paragraph-rsid="0015ef4a"/>
    </style:style>
    <style:style style:name="P26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63ace" officeooo:paragraph-rsid="00163ace"/>
    </style:style>
    <style:style style:name="P27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7acab" officeooo:paragraph-rsid="0017acab"/>
    </style:style>
    <style:style style:name="P28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8ffd9" officeooo:paragraph-rsid="001a8799"/>
    </style:style>
    <style:style style:name="P29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e73ba" officeooo:paragraph-rsid="001e73ba"/>
    </style:style>
    <style:style style:name="P30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fe901" officeooo:paragraph-rsid="001fe901"/>
    </style:style>
    <style:style style:name="P31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05e39" officeooo:paragraph-rsid="00205e39"/>
    </style:style>
    <style:style style:name="P32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0cb86" officeooo:paragraph-rsid="0020cb86"/>
    </style:style>
    <style:style style:name="P33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228ee" officeooo:paragraph-rsid="002228ee"/>
    </style:style>
    <style:style style:name="P34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295ec" officeooo:paragraph-rsid="002295ec"/>
    </style:style>
    <style:style style:name="P35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c14b6" officeooo:paragraph-rsid="002c14b6"/>
    </style:style>
    <style:style style:name="P36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a8799" officeooo:paragraph-rsid="001a8799"/>
    </style:style>
    <style:style style:name="P37" style:family="paragraph" style:parent-style-name="Standard" style:list-style-name="L1">
      <loext:graphic-properties draw:fill="none"/>
      <style:paragraph-properties fo:background-color="transparent"/>
      <style:text-properties officeooo:rsid="001e73ba" officeooo:paragraph-rsid="001e73ba"/>
    </style:style>
    <style:style style:name="P38" style:family="paragraph" style:parent-style-name="Standard" style:list-style-name="L1">
      <loext:graphic-properties draw:fill="none"/>
      <style:paragraph-properties fo:background-color="transparent"/>
      <style:text-properties officeooo:rsid="001fe901" officeooo:paragraph-rsid="001fe901"/>
    </style:style>
    <style:style style:name="P39" style:family="paragraph" style:parent-style-name="Standard" style:list-style-name="L2">
      <loext:graphic-properties draw:fill="none"/>
      <style:paragraph-properties fo:background-color="transparent"/>
      <style:text-properties officeooo:rsid="001fe901" officeooo:paragraph-rsid="001fe901"/>
    </style:style>
    <style:style style:name="P40" style:family="paragraph" style:parent-style-name="Standard" style:list-style-name="L3">
      <loext:graphic-properties draw:fill="none"/>
      <style:paragraph-properties fo:background-color="transparent"/>
      <style:text-properties officeooo:rsid="002472f8" officeooo:paragraph-rsid="002472f8"/>
    </style:style>
    <style:style style:name="P41" style:family="paragraph" style:parent-style-name="Standard" style:list-style-name="L4">
      <loext:graphic-properties draw:fill="none"/>
      <style:paragraph-properties fo:background-color="transparent"/>
      <style:text-properties officeooo:rsid="002472f8" officeooo:paragraph-rsid="002472f8"/>
    </style:style>
    <style:style style:name="P42" style:family="paragraph" style:parent-style-name="Standard" style:list-style-name="L4">
      <loext:graphic-properties draw:fill="none"/>
      <style:paragraph-properties fo:background-color="transparent"/>
      <style:text-properties officeooo:rsid="0025d1c7" officeooo:paragraph-rsid="0025d1c7"/>
    </style:style>
    <style:style style:name="P43" style:family="paragraph" style:parent-style-name="Standard" style:list-style-name="L4">
      <loext:graphic-properties draw:fill="none"/>
      <style:paragraph-properties fo:background-color="transparent"/>
      <style:text-properties officeooo:rsid="0026a215" officeooo:paragraph-rsid="0026a215"/>
    </style:style>
    <style:style style:name="P44" style:family="paragraph" style:parent-style-name="Standard" style:list-style-name="L4">
      <loext:graphic-properties draw:fill="none"/>
      <style:paragraph-properties fo:background-color="transparent"/>
      <style:text-properties officeooo:rsid="0027505c" officeooo:paragraph-rsid="0027505c"/>
    </style:style>
    <style:style style:name="P45" style:family="paragraph" style:parent-style-name="Standard" style:list-style-name="L5">
      <loext:graphic-properties draw:fill="none"/>
      <style:paragraph-properties fo:background-color="transparent"/>
      <style:text-properties officeooo:rsid="002c801f" officeooo:paragraph-rsid="002c801f"/>
    </style:style>
    <style:style style:name="P46" style:family="paragraph" style:parent-style-name="Standard" style:list-style-name="L6">
      <loext:graphic-properties draw:fill="none"/>
      <style:paragraph-properties fo:background-color="transparent"/>
      <style:text-properties officeooo:rsid="00340e6a" officeooo:paragraph-rsid="00340e6a"/>
    </style:style>
    <style:style style:name="P47" style:family="paragraph" style:parent-style-name="Standard" style:list-style-name="L6">
      <loext:graphic-properties draw:fill="none"/>
      <style:paragraph-properties fo:background-color="transparent"/>
      <style:text-properties officeooo:rsid="0034ec97" officeooo:paragraph-rsid="0034ec97"/>
    </style:style>
    <style:style style:name="P48" style:family="paragraph" style:parent-style-name="Standard">
      <loext:graphic-properties draw:fill="none"/>
      <style:paragraph-properties fo:background-color="transparent"/>
      <style:text-properties fo:font-weight="bold" officeooo:rsid="0035b08a" officeooo:paragraph-rsid="0035b08a" style:font-weight-asian="bold" style:font-weight-complex="bold"/>
    </style:style>
    <style:style style:name="P49" style:family="paragraph">
      <style:paragraph-properties fo:text-align="center"/>
    </style:style>
    <style:style style:name="P50" style:family="paragraph">
      <style:text-properties style:text-underline-style="solid" style:text-underline-width="auto" style:text-underline-color="font-color"/>
    </style:style>
    <style:style style:name="T1" style:family="text">
      <style:text-properties officeooo:rsid="001a8799"/>
    </style:style>
    <style:style style:name="T2" style:family="text">
      <style:text-properties officeooo:rsid="001e73b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104ef"/>
    </style:style>
    <style:style style:name="T5" style:family="text">
      <style:text-properties officeooo:rsid="002472f8"/>
    </style:style>
    <style:style style:name="T6" style:family="text">
      <style:text-properties officeooo:rsid="0027aaf7"/>
    </style:style>
    <style:style style:name="T7" style:family="text">
      <style:text-properties officeooo:rsid="002a51f3"/>
    </style:style>
    <style:style style:name="T8" style:family="text">
      <style:text-properties officeooo:rsid="00304461"/>
    </style:style>
    <style:style style:name="T9" style:family="text">
      <style:text-properties officeooo:rsid="00340e6a"/>
    </style:style>
    <style:style style:name="T10" style:family="text">
      <style:text-properties officeooo:rsid="0034ec97"/>
    </style:style>
    <style:style style:name="T1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2689in" fo:min-width="1.3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2154in" fo:min-width="1.2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1898in" fo:min-width="0.7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6882in" fo:min-width="1.7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2681in" fo:min-width="1.0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2862in" fo:min-width="1.0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3035in" fo:min-width="0.7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6in" fo:min-width="1.1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2102in" fo:min-width="0.8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2193in" fo:min-width="0.8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3543in" fo:min-width="1.3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2146in" fo:min-width="0.7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2154in" fo:min-width="0.9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0.2409in" fo:min-width="1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0.2508in" fo:min-width="1.1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2555in" fo:min-width="1.0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0.3043in" fo:min-width="1.1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2236in" fo:min-width="1.0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2555in" fo:min-width="1.0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2681in" fo:min-width="1.1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justify" draw:textarea-vertical-align="middle" draw:auto-grow-height="false" fo:min-height="0.2728in" fo:min-width="1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false" fo:min-height="0.2862in" fo:min-width="0.6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0.4673in" fo:min-width="1.6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0.4484in" fo:min-width="1.5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false" fo:min-height="0.3972in" fo:min-width="1.6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textarea-horizontal-align="justify" draw:textarea-vertical-align="middle" draw:auto-grow-height="false" fo:min-height="0.4354in" fo:min-width="1.7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false" fo:min-height="0.2102in" fo:min-width="0.7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textarea-horizontal-align="justify" draw:textarea-vertical-align="middle" draw:auto-grow-height="false" fo:min-height="0.2417in" fo:min-width="0.6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textarea-horizontal-align="justify" draw:textarea-vertical-align="middle" draw:auto-grow-height="false" fo:min-height="0.3091in" fo:min-width="0.7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textarea-horizontal-align="justify" draw:textarea-vertical-align="middle" draw:auto-grow-height="false" fo:min-height="0.3665in" fo:min-width="0.8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textarea-horizontal-align="justify" draw:textarea-vertical-align="middle" draw:auto-grow-height="false" fo:min-height="0.3583in" fo:min-width="0.8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textarea-horizontal-align="justify" draw:textarea-vertical-align="middle" draw:auto-grow-height="false" fo:min-height="0.272in" fo:min-width="0.6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textarea-horizontal-align="justify" draw:textarea-vertical-align="middle" draw:auto-grow-height="false" fo:min-height="0.2244in" fo:min-width="0.9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textarea-horizontal-align="justify" draw:textarea-vertical-align="middle" draw:auto-grow-height="false" fo:min-height="0.1835in" fo:min-width="0.6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textarea-horizontal-align="justify" draw:textarea-vertical-align="middle" draw:auto-grow-height="false" fo:min-height="0.1555in" fo:min-width="0.4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textarea-horizontal-align="justify" draw:textarea-vertical-align="middle" draw:auto-grow-height="false" fo:min-height="0.1299in" fo:min-width="0.4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textarea-horizontal-align="justify" draw:textarea-vertical-align="middle" draw:auto-grow-height="false" fo:min-height="0.1752in" fo:min-width="0.6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textarea-horizontal-align="justify" draw:textarea-vertical-align="middle" draw:auto-grow-height="false" fo:min-height="0.1917in" fo:min-width="0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textarea-horizontal-align="justify" draw:textarea-vertical-align="middle" draw:auto-grow-height="false" fo:min-height="0.2909in" fo:min-width="0.6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textarea-horizontal-align="justify" draw:textarea-vertical-align="middle" draw:auto-grow-height="false" fo:min-height="0.3535in" fo:min-width="1.3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textarea-horizontal-align="justify" draw:textarea-vertical-align="middle" draw:auto-grow-height="false" fo:min-height="0.4799in" fo:min-width="1.3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textarea-horizontal-align="justify" draw:textarea-vertical-align="middle" draw:auto-grow-height="false" fo:min-height="0.4484in" fo:min-width="1.37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textarea-horizontal-align="justify" draw:textarea-vertical-align="middle" draw:auto-grow-height="false" fo:min-height="0.3665in" fo:min-width="1.3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textarea-horizontal-align="justify" draw:textarea-vertical-align="middle" draw:auto-grow-height="false" fo:min-height="0.4862in" fo:min-width="1.5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textarea-horizontal-align="justify" draw:textarea-vertical-align="middle" draw:auto-grow-height="false" fo:min-height="0.4362in" fo:min-width="1.6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textarea-horizontal-align="justify" draw:textarea-vertical-align="middle" draw:auto-grow-height="false" fo:min-height="0.398in" fo:min-width="1.5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textarea-horizontal-align="justify" draw:textarea-vertical-align="middle" draw:auto-grow-height="false" fo:min-height="0.4673in" fo:min-width="1.6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textarea-horizontal-align="justify" draw:textarea-vertical-align="middle" draw:auto-grow-height="false" fo:min-height="0.3472in" fo:min-width="1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draw:textarea-horizontal-align="justify" draw:textarea-vertical-align="middle" draw:auto-grow-height="false" fo:min-height="0.3098in" fo:min-width="1.1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textarea-horizontal-align="justify" draw:textarea-vertical-align="middle" draw:auto-grow-height="false" fo:min-height="0.3217in" fo:min-width="1.1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draw:textarea-horizontal-align="justify" draw:textarea-vertical-align="middle" draw:auto-grow-height="false" fo:min-height="0.372in" fo:min-width="1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textarea-horizontal-align="justify" draw:textarea-vertical-align="middle" draw:auto-grow-height="false" fo:min-height="0.5236in" fo:min-width="1.4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draw:textarea-horizontal-align="justify" draw:textarea-vertical-align="middle" draw:auto-grow-height="false" fo:min-height="0.4228in" fo:min-width="1.4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дели данных</text:p>
      <text:p text:style-name="P23">Ревунков Георгий Иванович</text:p>
      <text:p text:style-name="P25">кабинет 905</text:p>
      <text:p text:style-name="P25"/>
      <text:p text:style-name="P25">среда с 15:00</text:p>
      <text:p text:style-name="P25"/>
      <text:p text:style-name="P25">вторник, четверг с 15:00</text:p>
      <text:p text:style-name="P25"/>
      <text:p text:style-name="P26">По <text:span text:style-name="T2">плану</text:span> в 3 семестре access</text:p>
      <text:p text:style-name="P26">В 4 семестре visual studio</text:p>
      <text:p text:style-name="P26"/>
      <text:p text:style-name="P27">Курсовой проект моделирует подход к <text:span text:style-name="T2">бакалаврской</text:span> работе, те создается пояснительная записка и макет. </text:p>
      <text:p text:style-name="P27"/>
      <text:p text:style-name="P28">Макет на access создается в этом сем<text:span text:style-name="T2">е</text:span>стре, а в следующем на visual studio. Домашнее задание будет на основе курсов<text:span text:style-name="T1">ого проекта</text:span>.</text:p>
      <text:p text:style-name="P28"/>
      <text:p text:style-name="P36">Сдавать обязательно копии!</text:p>
      <text:p text:style-name="P28"/>
      <text:p text:style-name="P36">Будут проводиться контрольные работы.</text:p>
      <text:p text:style-name="P28"><text:span text:style-name="T1">Особенное внимание будет уделено информационной модели.</text:span> </text:p>
      <text:p text:style-name="P28"/>
      <text:p text:style-name="P24">В 3 семестре — домашнее задание, в следующем — курсовой проект. </text:p>
      <text:p text:style-name="P24">В 3 <text:span text:style-name="T2">семестре</text:span> зачет по лабораторным работам и диф. Зачет — по практической части, курсовому проекту.</text:p>
      <text:p text:style-name="P4"/>
      <text:p text:style-name="P21">В следующем семестре будет кафедральный зачет по visual studio и экзамен.</text:p>
      <text:p text:style-name="P24"/>
      <text:p text:style-name="P35">Объем: от 6 до 10 сущностей</text:p>
      <text:p text:style-name="P24"/>
      <text:p text:style-name="P29"><text:span text:style-name="T3">Литература</text:span>:</text:p>
      <text:list xml:id="list2943354414742244251" text:style-name="L1">
        <text:list-item>
          <text:p text:style-name="P37">Григорьев Ю.А, Ревунков Г.И «Базы данных»</text:p>
        </text:list-item>
        <text:list-item>
          <text:p text:style-name="P37">Дейт К, Дж. «Введение в системы баз данных» 8-е издание.</text:p>
        </text:list-item>
        <text:list-item>
          <text:p text:style-name="P38">Коноли Томос, Бегг Каролин «Бащы данных. Проектирование, реализация и сопровождение. Теория и практика»</text:p>
        </text:list-item>
      </text:list>
      <text:p text:style-name="P5"/>
      <text:p text:style-name="P22"><text:span text:style-name="T3">Лабораторный практикум</text:span>:</text:p>
      <text:list xml:id="list2447867573933014466" text:style-name="L2">
        <text:list-item>
          <text:p text:style-name="P39">Е.М.Карчевский, Филипов, Филипова «Access 2010 в примерах. Учебное пособие»</text:p>
        </text:list-item>
      </text:list>
      <text:p text:style-name="P22"/>
      <text:p text:style-name="P30"/>
      <text:p text:style-name="P31">Автоматизированные системы — пользователем является человек.</text:p>
      <text:p text:style-name="P32">Автоматизированное — следовательно система решения не принимает. Если система принимает решения — то это автоматическая система. <text:span text:style-name="T4">Возможна система с одним человеком, который принимает решение — автоматизированная система. </text:span></text:p>
      <text:p text:style-name="P32"/>
      <text:p text:style-name="P33">Одна из методик — модель «сущность-связь»</text:p>
      <text:p text:style-name="P34"/>
      <text:p text:style-name="P34"><text:span text:style-name="T3">Пример</text:span>: Спроектировать АИС о поставках для некоторого малого <text:span text:style-name="T5">предприятии</text:span> <text:span text:style-name="T5">в спецификационном (перечисление) варианте (функциональная модель):</text:span></text:p>
      <text:list xml:id="list6735523059754982031" text:style-name="L3">
        <text:list-item>
          <text:p text:style-name="P40">Что товар в поставке (артикул, название, цена единицы, количество)</text:p>
        </text:list-item>
        <text:list-item>
          <text:p text:style-name="P40">Когда и на какой склад выполнена поставка(дата, номер склада, телефон)</text:p>
        </text:list-item>
        <text:list-item>
          <text:p text:style-name="P40">Кто выполнил поставку (код поставщика, название поставщика, адрес)</text:p>
        </text:list-item>
      </text:list>
      <text:p text:style-name="P6"><text:soft-page-break/></text:p>
      <text:p text:style-name="P6"/>
      <text:p text:style-name="P6">Ограничение предметной области <text:span text:style-name="T6">(набор ограничений)</text:span>:</text:p>
      <text:list xml:id="list5399551932546026346" text:style-name="L4">
        <text:list-item>
          <text:p text:style-name="P41">Одну поставку может выполнить только один поставщик</text:p>
        </text:list-item>
        <text:list-item>
          <text:p text:style-name="P41">Один поставщик может выполнять несколько поставок</text:p>
        </text:list-item>
        <text:list-item>
          <text:p text:style-name="P42">В одной поставке может быть только один тип товара</text:p>
        </text:list-item>
        <text:list-item>
          <text:p text:style-name="P43">Один товар может быть в разных поставках</text:p>
        </text:list-item>
        <text:list-item>
          <text:p text:style-name="P44">Одна поставка может выполняться только на один склад</text:p>
        </text:list-item>
      </text:list>
      <text:p text:style-name="P7"/>
      <text:p text:style-name="P8">Проектирование информационной модели ПО(предметной области)</text:p>
      <text:p text:style-name="P8">инструмент проектирования → модель сущнотсь-связь (<text:span text:style-name="T7">Er — модель)</text:span></text:p>
      <text:p text:style-name="P8"/>
      <text:p text:style-name="P9">Язык, на котором ведется проектирование — естественный язык</text:p>
      <text:p text:style-name="P9"/>
      <text:list xml:id="list8320787543237805091" text:style-name="L5">
        <text:list-item>
          <text:p text:style-name="P45">сущность</text:p>
        </text:list-item>
        <text:list-item>
          <text:p text:style-name="P45">атрибут</text:p>
        </text:list-item>
        <text:list-item>
          <text:p text:style-name="P45">связь</text:p>
        </text:list-item>
      </text:list>
      <text:p text:style-name="P9">(время моделируется атрибутом)</text:p>
      <text:p text:style-name="P9"/>
      <text:p text:style-name="P10">По каждой конструкции рассматривают тип и экземпляр, например тип <text:span text:style-name="T8">сущности</text:span> и существует экземпляр сущности. Конкретный экземпляр сущности относится к <text:span text:style-name="T8">конкретному</text:span> типу сущностей. </text:p>
      <text:p text:style-name="P10"/>
      <text:p text:style-name="P11">Проектирование моделей ведется в типах, а экземпляры возникают в процессе работы системы.</text:p>
      <text:p text:style-name="P11"/>
      <text:p text:style-name="P12">Все типы сущностей уникальны.</text:p>
      <text:p text:style-name="P12">Все типы атрибутов в модели тоже уникальны.</text:p>
      <text:p text:style-name="P12">Все связи также уникальны.</text:p>
      <text:p text:style-name="P12"/>
      <text:p text:style-name="P13">Типы вводятся разработчиком модели.</text:p>
      <text:p text:style-name="P13"><draw:custom-shape text:anchor-type="paragraph" draw:z-index="0" draw:name="Shape1" draw:style-name="gr1" svg:width="1.3768in" svg:height="0.2969in" svg:x="1.85in" svg:y="0.148in"><text:p>Товар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4">Тип сущностей - </text:p>
      <text:p text:style-name="P14"><draw:line text:anchor-type="paragraph" draw:z-index="2" draw:name="Shape3" draw:style-name="gr3" draw:text-style-name="P49" svg:x1="2.4563in" svg:y1="0.061in" svg:x2="2.2346in" svg:y2="0.4276in"><text:p/></draw:line></text:p>
      <text:p text:style-name="P14"/>
      <text:p text:style-name="P14"><draw:custom-shape text:anchor-type="paragraph" draw:z-index="1" draw:name="Shape2" draw:style-name="gr2" svg:width="1.7933in" svg:height="0.3031in" svg:x="1.2882in" svg:y="0.0445in"><text:p>Имя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Атрибут - </text:p>
      <text:p text:style-name="P14"/>
      <text:p text:style-name="P14"/>
      <text:p text:style-name="P16"><draw:custom-shape text:anchor-type="paragraph" draw:z-index="3" draw:name="Shape4" draw:style-name="gr4" svg:width="1.4713in" svg:height="0.3787in" svg:x="1.5154in" svg:y="0.163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6">Связь - </text:p>
      <text:p text:style-name="P14"/>
      <text:p text:style-name="P14"/>
      <text:p text:style-name="P15">Примечание: <text:span text:style-name="T9">идентифицирующий</text:span> атрибут (первичный ключ) — подчеркнутое имя.</text:p>
      <text:p text:style-name="P15"><draw:custom-shape text:anchor-type="paragraph" draw:z-index="13" draw:name="Shape14" draw:style-name="gr12" svg:width="1.174in" svg:height="0.2969in" svg:x="5.9917in" svg:y="0.1709in"><text:p>Индекс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5"/>
      <text:p text:style-name="P15"><draw:custom-shape text:anchor-type="paragraph" draw:z-index="5" draw:name="Shape6" draw:style-name="gr6" svg:width="1.5157in" svg:height="0.3795in" svg:x="3.6866in" svg:y="0.0654in"><text:p>ФИО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" draw:name="Shape15" draw:style-name="gr3" draw:text-style-name="P49" svg:x1="6.5472in" svg:y1="0.5764in" svg:x2="6.5724in" svg:y2="0.0839in"><text:p/></draw:line></text:p>
      <text:p text:style-name="P15"><draw:custom-shape text:anchor-type="paragraph" draw:z-index="4" draw:name="Shape5" draw:style-name="gr5" svg:width="1.7614in" svg:height="0.6886in" svg:x="1.339in" svg:y="0.8591in"><text:p>Студент</text:p><draw:enhanced-geometry svg:viewBox="0 0 21600 21600" draw:type="rectangle" draw:enhanced-path="M 0 0 L 21600 0 21600 21600 0 21600 0 0 Z N"/></draw:custom-shape><draw:custom-shape text:anchor-type="paragraph" draw:z-index="6" draw:name="Shape7" draw:style-name="gr7" svg:width="1.5343in" svg:height="0.4043in" svg:x="3.6681in" svg:y="0.6126in"><text:p>№ зачетки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8" draw:style-name="gr8" svg:width="1.5024in" svg:height="0.6067in" svg:x="3.9083in" svg:y="1.2874in"><text:p>Обучается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" draw:name="Shape9" draw:style-name="gr9" svg:width="1.1248in" svg:height="0.6004in" svg:x="6.1236in" svg:y="0.3846in"><text:p>Группа</text:p><draw:enhanced-geometry svg:viewBox="0 0 21600 21600" draw:type="rectangle" draw:enhanced-path="M 0 0 L 21600 0 21600 21600 0 21600 0 0 Z N"/></draw:custom-shape><draw:line text:anchor-type="paragraph" draw:z-index="9" draw:name="Shape10" draw:style-name="gr3" draw:text-style-name="P49" svg:x1="3.1in" svg:y1="1.1421in" svg:x2="3.7252in" svg:y2="0.852in"><text:p/></draw:line><draw:line text:anchor-type="paragraph" draw:z-index="10" draw:name="Shape11" draw:style-name="gr3" draw:text-style-name="P49" svg:x1="2.7717in" svg:y1="0.8591in" svg:x2="3.8764in" svg:y2="0.139in"><text:p/></draw:line><draw:line text:anchor-type="paragraph" draw:z-index="11" draw:name="Shape12" draw:style-name="gr10" draw:text-style-name="P49" svg:x1="2.961in" svg:y1="1.4016in" svg:x2="4.1291in" svg:y2="1.5469in"><text:p/></draw:line><draw:line text:anchor-type="paragraph" draw:z-index="12" draw:name="Shape13" draw:style-name="gr11" draw:text-style-name="P49" svg:x1="5.0063in" svg:y1="1.4831in" svg:x2="6.1555in" svg:y2="0.9846in"><text:p/></draw:line><draw:custom-shape text:anchor-type="paragraph" draw:z-index="15" draw:name="Shape16" draw:style-name="gr13" svg:width="1.2252in" svg:height="0.3098in" svg:x="6.1047in" svg:y="1.5402in"><text:p>ФИО куратор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" draw:name="Shape17" draw:style-name="gr3" draw:text-style-name="P49" svg:x1="6.5402in" svg:y1="0.9846in" svg:x2="6.5339in" svg:y2="1.5402in"><text:p/></draw:line></text:p>
      <text:p text:style-name="P15"/>
      <text:p text:style-name="P15"/>
      <text:p text:style-name="P15"/>
      <text:p text:style-name="P15"/>
      <text:p text:style-name="P15"/>
      <text:p text:style-name="P17"><text:soft-page-break/>Методика определения модели:</text:p>
      <text:list xml:id="list8809757307675291552" text:style-name="L6">
        <text:list-item>
          <text:p text:style-name="P46">Выделить сущности в ПО</text:p>
        </text:list-item>
        <text:list-item>
          <text:p text:style-name="P46">Назначить сущностям описательные <text:span text:style-name="T10">атрибуты</text:span></text:p>
        </text:list-item>
        <text:list-item>
          <text:p text:style-name="P46">Назначить сущностям идентифицирующие атрибуты</text:p>
        </text:list-item>
        <text:list-item>
          <text:p text:style-name="P47">Ввести связи</text:p>
        </text:list-item>
        <text:list-item>
          <text:p text:style-name="P47">Рационализировать модель</text:p>
        </text:list-item>
      </text:list>
      <text:p text:style-name="P18">Вначале рекомендуется построить правильную модель, а потом уже ее улучшать и доводить до хорошей модели.</text:p>
      <text:p text:style-name="P18"/>
      <text:p text:style-name="P18"/>
      <text:p text:style-name="P18"/>
      <text:p text:style-name="P2">Вариант 1</text:p>
      <text:p text:style-name="P18"/>
      <text:p text:style-name="P18"><draw:custom-shape text:anchor-type="paragraph" draw:z-index="17" draw:name="Shape18" draw:style-name="gr14" svg:width="1.3642in" svg:height="0.3543in" svg:x="0.6063in" svg:y="0.8827in"><text:p>Поставка</text:p><draw:enhanced-geometry svg:viewBox="0 0 21600 21600" draw:type="rectangle" draw:enhanced-path="M 0 0 L 21600 0 21600 21600 0 21600 0 0 Z N"/></draw:custom-shape><draw:custom-shape text:anchor-type="paragraph" draw:z-index="18" draw:name="Shape19" draw:style-name="gr15" svg:width="1.0669in" svg:height="0.3039in" svg:x="-0.3217in" svg:y="0.2902in"><text:p>Артикул товар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20" draw:style-name="gr16" svg:width="1.3894in" svg:height="0.3031in" svg:x="1.2311in" svg:y="0.3098in"><text:p>Название товар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21" draw:style-name="gr17" svg:width="1.4205in" svg:height="0.3413in" svg:x="3.0811in" svg:y="0.3598in"><text:p>Цена единиц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22" draw:style-name="gr18" svg:width="1.6606in" svg:height="0.3539in" svg:x="3.1in" svg:y="0.9661in"><text:p>Количество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2" draw:name="Shape23" draw:style-name="gr3" draw:text-style-name="P49" svg:x1="0.4862in" svg:y1="0.5492in" svg:x2="0.6697in" svg:y2="0.8827in"><text:p/></draw:line><draw:line text:anchor-type="paragraph" draw:z-index="23" draw:name="Shape24" draw:style-name="gr3" draw:text-style-name="P49" svg:x1="1.7362in" svg:y1="0.5555in" svg:x2="1.3008in" svg:y2="0.9657in"><text:p/></draw:line><draw:line text:anchor-type="paragraph" draw:z-index="24" draw:name="Shape25" draw:style-name="gr3" draw:text-style-name="P49" svg:x1="3.4917in" svg:y1="0.6571in" svg:x2="1.5846in" svg:y2="0.9661in"><text:p/></draw:line><draw:line text:anchor-type="paragraph" draw:z-index="25" draw:name="Shape26" draw:style-name="gr3" draw:text-style-name="P49" svg:x1="3.1882in" svg:y1="1.187in" svg:x2="1.6925in" svg:y2="1.1299in"><text:p/></draw:line><draw:custom-shape text:anchor-type="paragraph" draw:z-index="26" draw:name="Shape27" draw:style-name="gr19" svg:width="1.4398in" svg:height="0.3598in" svg:x="3.1126in" svg:y="1.4272in"><text:p>Дат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28" draw:style-name="gr20" svg:width="1.5787in" svg:height="0.4295in" svg:x="3.1189in" svg:y="1.9445in"><text:p>Номер склад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29" draw:style-name="gr21" svg:width="1.5531in" svg:height="0.3157in" svg:x="3.0937in" svg:y="2.6016in"><text:p>Телефон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30" draw:style-name="gr22" svg:width="1.4961in" svg:height="0.3598in" svg:x="3.1571in" svg:y="3.0811in"><text:p>Код поставщик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31" draw:style-name="gr23" svg:width="1.6232in" svg:height="0.3795in" svg:x="0.8398in" svg:y="2.9799in"><text:p>Название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32" draw:style-name="gr24" svg:width="1.6039in" svg:height="0.3858in" svg:x="-0.6508in" svg:y="1.9382in"><text:p>Адрес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name="Shape33" draw:style-name="gr3" draw:text-style-name="P49" svg:x1="0.9224in" svg:y1="1.2055in" svg:x2="0.3472in" svg:y2="1.989in"><text:p/></draw:line><draw:line text:anchor-type="paragraph" draw:z-index="33" draw:name="Shape34" draw:style-name="gr3" draw:text-style-name="P49" svg:x1="1.1807in" svg:y1="1.1744in" svg:x2="1.6732in" svg:y2="3.0244in"><text:p/></draw:line><draw:line text:anchor-type="paragraph" draw:z-index="34" draw:name="Shape35" draw:style-name="gr3" draw:text-style-name="P49" svg:x1="1.25in" svg:y1="1.2366in" svg:x2="3.2327in" svg:y2="3.2449in"><text:p/></draw:line><draw:line text:anchor-type="paragraph" draw:z-index="35" draw:name="Shape36" draw:style-name="gr3" draw:text-style-name="P49" svg:x1="3.1504in" svg:y1="2.7528in" svg:x2="1.3638in" svg:y2="1.1744in"><text:p/></draw:line><draw:line text:anchor-type="paragraph" draw:z-index="36" draw:name="Shape37" draw:style-name="gr3" draw:text-style-name="P49" svg:x1="3.2071in" svg:y1="2.1217in" svg:x2="1.4709in" svg:y2="1.1744in"><text:p/></draw:line><draw:line text:anchor-type="paragraph" draw:z-index="37" draw:name="Shape38" draw:style-name="gr3" draw:text-style-name="P49" svg:x1="3.2327in" svg:y1="1.648in" svg:x2="1.6728in" svg:y2="1.1744in"><text:p/></draw:line><draw:custom-shape text:anchor-type="paragraph" draw:z-index="38" draw:name="Shape39" draw:style-name="gr25" draw:text-style-name="P50" svg:width="0.8969in" svg:height="0.4043in" svg:x="-0.6429in" svg:y="0.8972in"><text:p><text:span text:style-name="T11">№ </text:span><text:span text:style-name="T11">поставки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9" draw:name="Shape40" draw:style-name="gr3" draw:text-style-name="P49" svg:x1="0.6063in" svg:y1="1.0929in" svg:x2="0.1201in" svg:y2="1.0866in"><text:p/></draw:lin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custom-shape text:anchor-type="paragraph" draw:z-index="44" draw:name="Shape45" draw:style-name="gr30" draw:text-style-name="P50" svg:width="1.0614in" svg:height="0.2969in" svg:x="6.111in" svg:y="0.1047in"><text:p><text:span text:style-name="T11">Артикул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8"><draw:line text:anchor-type="paragraph" draw:z-index="47" draw:name="Shape48" draw:style-name="gr3" draw:text-style-name="P49" svg:x1="5.9535in" svg:y1="0.6201in" svg:x2="6.2563in" svg:y2="0.1083in"><text:p/></draw:line></text:p>
      <text:p text:style-name="P3"><draw:custom-shape text:anchor-type="paragraph" draw:z-index="40" draw:name="Shape41" draw:style-name="gr26" svg:width="1.6232in" svg:height="0.4677in" svg:x="1.7291in" svg:y="1.8492in"><text:p>Поставка</text:p><draw:enhanced-geometry svg:viewBox="0 0 21600 21600" draw:type="rectangle" draw:enhanced-path="M 0 0 L 21600 0 21600 21600 0 21600 0 0 Z N"/></draw:custom-shape><draw:custom-shape text:anchor-type="paragraph" draw:z-index="41" draw:name="Shape42" draw:style-name="gr27" svg:width="1.5976in" svg:height="0.4488in" svg:x="1.6791in" svg:y="0.4598in"><text:p>Поставщик</text:p><draw:enhanced-geometry svg:viewBox="0 0 21600 21600" draw:type="rectangle" draw:enhanced-path="M 0 0 L 21600 0 21600 21600 0 21600 0 0 Z N"/></draw:custom-shape><draw:custom-shape text:anchor-type="paragraph" draw:z-index="42" draw:name="Shape43" draw:style-name="gr28" svg:width="1.6098in" svg:height="0.3976in" svg:x="4.5457in" svg:y="0.3535in"><text:p>Товар</text:p><draw:enhanced-geometry svg:viewBox="0 0 21600 21600" draw:type="rectangle" draw:enhanced-path="M 0 0 L 21600 0 21600 21600 0 21600 0 0 Z N"/></draw:custom-shape><draw:custom-shape text:anchor-type="paragraph" draw:z-index="43" draw:name="Shape44" draw:style-name="gr29" svg:width="1.7862in" svg:height="0.4358in" svg:x="4.7984in" svg:y="1.8047in"><text:p>Склад</text:p><draw:enhanced-geometry svg:viewBox="0 0 21600 21600" draw:type="rectangle" draw:enhanced-path="M 0 0 L 21600 0 21600 21600 0 21600 0 0 Z N"/></draw:custom-shape><draw:custom-shape text:anchor-type="paragraph" draw:z-index="45" draw:name="Shape46" draw:style-name="gr31" svg:width="0.9217in" svg:height="0.3406in" svg:x="6.452in" svg:y="0.2457in"><text:p>Название</text:p><text:p>товар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Shape47" draw:style-name="gr32" svg:width="1.0862in" svg:height="0.4358in" svg:x="6.3071in" svg:y="0.8075in"><text:p>Цена единиц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8" draw:name="Shape49" draw:style-name="gr3" draw:text-style-name="P49" svg:x1="6.0799in" svg:y1="0.472in" svg:x2="6.5154in" svg:y2="0.3839in"><text:p/></draw:line><draw:line text:anchor-type="paragraph" draw:z-index="49" draw:name="Shape50" draw:style-name="gr3" draw:text-style-name="P49" svg:x1="6.0291in" svg:y1="0.611in" svg:x2="6.6228in" svg:y2="0.9331in"><text:p/></draw:line><draw:custom-shape text:anchor-type="paragraph" draw:z-index="50" draw:name="Shape51" draw:style-name="gr33" svg:width="1.1433in" svg:height="0.5185in" svg:x="0.7701in" svg:y="2.5236in"><text:p>Дат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Shape52" draw:style-name="gr34" draw:text-style-name="P50" svg:width="1.2122in" svg:height="0.5059in" svg:x="2.6075in" svg:y="2.6626in"><text:p><text:span text:style-name="T11">№ </text:span><text:span text:style-name="T11">поставки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53" draw:style-name="gr35" draw:text-style-name="P50" svg:width="0.8587in" svg:height="0.385in" svg:x="6.5091in" svg:y="2.6945in"><text:p><text:span text:style-name="T11">№ </text:span><text:span text:style-name="T11">склад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Shape54" draw:style-name="gr36" draw:text-style-name="P50" svg:width="1.3894in" svg:height="0.3161in" svg:x="-0.0689in" svg:y="1.0154in"><text:p><text:span text:style-name="T11">Код поставщик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4" draw:name="Shape55" draw:style-name="gr3" draw:text-style-name="P49" svg:x1="1.9571in" svg:y1="0.8764in" svg:x2="1.0925in" svg:y2="1.0654in"><text:p/></draw:line><draw:line text:anchor-type="paragraph" draw:z-index="55" draw:name="Shape56" draw:style-name="gr3" draw:text-style-name="P49" svg:x1="1.9567in" svg:y1="2.2398in" svg:x2="1.7484in" svg:y2="2.6563in"><text:p/></draw:line><draw:line text:anchor-type="paragraph" draw:z-index="56" draw:name="Shape57" draw:style-name="gr3" draw:text-style-name="P49" svg:x1="2.702in" svg:y1="2.2398in" svg:x2="3.0118in" svg:y2="2.7134in"><text:p/></draw:line><draw:line text:anchor-type="paragraph" draw:z-index="57" draw:name="Shape58" draw:style-name="gr3" draw:text-style-name="P49" svg:x1="6.4146in" svg:y1="2.2146in" svg:x2="6.9256in" svg:y2="2.7575in"><text:p/></draw:line><draw:custom-shape text:anchor-type="paragraph" draw:z-index="58" draw:name="Shape59" draw:style-name="gr37" svg:width="1.2886in" svg:height="0.3669in" svg:x="1.9256in" svg:y="1.2165in"><text:p>Выполнение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9" draw:name="Shape60" draw:style-name="gr11" draw:text-style-name="P49" svg:x1="2.7465in" svg:y1="1.5575in" svg:x2="2.7465in" svg:y2="1.9492in"><text:p/></draw:line><draw:line text:anchor-type="paragraph" draw:z-index="60" draw:name="Shape61" draw:style-name="gr11" draw:text-style-name="P49" svg:x1="2.6709in" svg:y1="1.2799in" svg:x2="2.6264in" svg:y2="0.7874in"><text:p/></draw:line><draw:custom-shape text:anchor-type="paragraph" draw:z-index="61" draw:name="Shape62" draw:style-name="gr38" svg:width="0.815in" svg:height="0.3098in" svg:x="4.3626in" svg:y="0.8634in"><text:p>В составе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2" draw:name="Shape63" draw:style-name="gr39" svg:width="0.8213in" svg:height="0.2594in" svg:x="4.3874in" svg:y="1.3874in"><text:p>На складе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3" draw:name="Shape64" draw:style-name="gr40" svg:width="0.9031in" svg:height="0.2461in" svg:x="1.3638in" svg:y="0.0681in"><text:p>Название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name="Shape65" draw:style-name="gr41" svg:width="1.0858in" svg:height="0.2713in" svg:x="2.6646in" svg:y="0.0429in"><text:p>Адрес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5" draw:name="Shape66" draw:style-name="gr3" draw:text-style-name="P49" svg:x1="2.0457in" svg:y1="0.2701in" svg:x2="2.115in" svg:y2="0.548in"><text:p/></draw:line><draw:line text:anchor-type="paragraph" draw:z-index="66" draw:name="Shape67" draw:style-name="gr3" draw:text-style-name="P49" svg:x1="2.9362in" svg:y1="0.2701in" svg:x2="2.6835in" svg:y2="0.5098in"><text:p/></draw:line><draw:line text:anchor-type="paragraph" draw:z-index="67" draw:name="Shape68" draw:style-name="gr11" draw:text-style-name="P49" svg:x1="4.9366in" svg:y1="1.6465in" svg:x2="5.202in" svg:y2="1.9047in"><text:p/></draw:line><draw:line text:anchor-type="paragraph" draw:z-index="68" draw:name="Shape69" draw:style-name="gr42" draw:text-style-name="P49" svg:x1="4.7543in" svg:y1="0.939in" svg:x2="4.7543in" svg:y2="0.6681in"><text:p/></draw:line><draw:line text:anchor-type="paragraph" draw:z-index="69" draw:name="Shape70" draw:style-name="gr42" draw:text-style-name="P49" svg:x1="4.3945in" svg:y1="1.0154in" svg:x2="2.898in" svg:y2="1.3555in"><text:p/></draw:line><draw:line text:anchor-type="paragraph" draw:z-index="70" draw:name="Shape71" draw:style-name="gr11" draw:text-style-name="P49" svg:x1="4.4256in" svg:y1="1.5264in" svg:x2="2.8791in" svg:y2="1.4508in"><text:p/></draw:line><draw:custom-shape text:anchor-type="paragraph" draw:z-index="71" draw:name="Shape72" draw:style-name="gr43" svg:width="0.865in" svg:height="0.4106in" svg:x="5.922in" svg:y="3.0917in"><text:p>Телефон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2" draw:name="Shape73" draw:style-name="gr3" draw:text-style-name="P49" svg:x1="5.7264in" svg:y1="2.2402in" svg:x2="6.1744in" svg:y2="3.174in"><text:p/></draw:line>Вариант 2</text:p>
      <text:p text:style-name="P3"/>
      <text:p text:style-name="P3"/>
      <text:p text:style-name="P3"/>
      <text:p text:style-name="P3"/>
      <text:p text:style-name="P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8"><text:soft-page-break/>Отображение в схему данных СУБД MS ACCESS</text:p>
      <text:p text:style-name="P20">Связи в Access отображаются адресными ссылками</text:p>
      <text:p text:style-name="P20"><draw:custom-shape text:anchor-type="paragraph" draw:z-index="73" draw:name="Shape74" draw:style-name="gr44" svg:width="1.3571in" svg:height="0.3539in" svg:x="0.1016in" svg:y="0.4264in"><text:p>Поставщик</text:p><draw:enhanced-geometry svg:viewBox="0 0 21600 21600" draw:type="rectangle" draw:enhanced-path="M 0 0 L 21600 0 21600 21600 0 21600 0 0 Z N"/></draw:custom-shape><draw:custom-shape text:anchor-type="paragraph" draw:z-index="74" draw:name="Shape75" draw:style-name="gr45" svg:width="1.3449in" svg:height="0.4803in" svg:x="0.1016in" svg:y="0.7799in"><text:p>Код поставщика p</text:p><draw:enhanced-geometry svg:viewBox="0 0 21600 21600" draw:type="rectangle" draw:enhanced-path="M 0 0 L 21600 0 21600 21600 0 21600 0 0 Z N"/></draw:custom-shape><draw:custom-shape text:anchor-type="paragraph" draw:z-index="75" draw:name="Shape76" draw:style-name="gr46" svg:width="1.3705in" svg:height="0.4488in" svg:x="0.1138in" svg:y="1.2972in"><text:p>Название поставщика</text:p><draw:enhanced-geometry svg:viewBox="0 0 21600 21600" draw:type="rectangle" draw:enhanced-path="M 0 0 L 21600 0 21600 21600 0 21600 0 0 Z N"/></draw:custom-shape><draw:custom-shape text:anchor-type="paragraph" draw:z-index="76" draw:name="Shape77" draw:style-name="gr47" svg:width="1.3386in" svg:height="0.3669in" svg:x="0.1201in" svg:y="1.7898in"><text:p>Адрес</text:p><draw:enhanced-geometry svg:viewBox="0 0 21600 21600" draw:type="rectangle" draw:enhanced-path="M 0 0 L 21600 0 21600 21600 0 21600 0 0 Z N"/></draw:custom-shape></text:p>
      <text:p text:style-name="P20"/>
      <text:p text:style-name="P20"><draw:custom-shape text:anchor-type="paragraph" draw:z-index="77" draw:name="Shape78" draw:style-name="gr48" svg:width="1.5913in" svg:height="0.4862in" svg:x="4.4571in" svg:y="0.0492in"><text:p>Товар</text:p><draw:enhanced-geometry svg:viewBox="0 0 21600 21600" draw:type="rectangle" draw:enhanced-path="M 0 0 L 21600 0 21600 21600 0 21600 0 0 Z N"/></draw:custom-shape></text:p>
      <text:p text:style-name="P20"/>
      <text:p text:style-name="P20"><draw:custom-shape text:anchor-type="paragraph" draw:z-index="78" draw:name="Shape79" draw:style-name="gr49" svg:width="1.6106in" svg:height="0.4362in" svg:x="4.4571in" svg:y="0.1835in"><text:p>Артикул p</text:p><draw:enhanced-geometry svg:viewBox="0 0 21600 21600" draw:type="rectangle" draw:enhanced-path="M 0 0 L 21600 0 21600 21600 0 21600 0 0 Z N"/></draw:custom-shape><draw:custom-shape text:anchor-type="paragraph" draw:z-index="79" draw:name="Shape80" draw:style-name="gr50" svg:width="1.585in" svg:height="0.398in" svg:x="4.4764in" svg:y="0.6756in"><text:p>Название товара</text:p><draw:enhanced-geometry svg:viewBox="0 0 21600 21600" draw:type="rectangle" draw:enhanced-path="M 0 0 L 21600 0 21600 21600 0 21600 0 0 Z N"/></draw:custom-shape><draw:custom-shape text:anchor-type="paragraph" draw:z-index="80" draw:name="Shape81" draw:style-name="gr51" svg:width="1.6413in" svg:height="0.4677in" svg:x="4.4764in" svg:y="1.1307in"><text:p>Цена единицы</text:p><draw:enhanced-geometry svg:viewBox="0 0 21600 21600" draw:type="rectangle" draw:enhanced-path="M 0 0 L 21600 0 21600 21600 0 21600 0 0 Z N"/></draw:custom-shape><draw:custom-shape text:anchor-type="paragraph" draw:z-index="81" draw:name="Shape82" draw:style-name="gr52" svg:width="1.2189in" svg:height="0.3476in" svg:x="0.1201in" svg:y="2.2354in"><text:p>Поставка</text:p><draw:enhanced-geometry svg:viewBox="0 0 21600 21600" draw:type="rectangle" draw:enhanced-path="M 0 0 L 21600 0 21600 21600 0 21600 0 0 Z N"/></draw:custom-shape><draw:custom-shape text:anchor-type="paragraph" draw:z-index="82" draw:name="Shape83" draw:style-name="gr53" svg:width="1.1933in" svg:height="0.3098in" svg:x="0.1327in" svg:y="2.6772in"><text:p>№ поставки p</text:p><draw:enhanced-geometry svg:viewBox="0 0 21600 21600" draw:type="rectangle" draw:enhanced-path="M 0 0 L 21600 0 21600 21600 0 21600 0 0 Z N"/></draw:custom-shape><draw:custom-shape text:anchor-type="paragraph" draw:z-index="83" draw:name="Shape84" draw:style-name="gr54" svg:width="1.1933in" svg:height="0.3217in" svg:x="0.1327in" svg:y="3.0626in"><text:p>Дата</text:p><draw:enhanced-geometry svg:viewBox="0 0 21600 21600" draw:type="rectangle" draw:enhanced-path="M 0 0 L 21600 0 21600 21600 0 21600 0 0 Z N"/></draw:custom-shape><draw:custom-shape text:anchor-type="paragraph" draw:z-index="84" draw:name="Shape85" draw:style-name="gr55" svg:width="1.2189in" svg:height="0.3724in" svg:x="0.1327in" svg:y="3.4728in"><text:p>Количество</text:p><draw:enhanced-geometry svg:viewBox="0 0 21600 21600" draw:type="rectangle" draw:enhanced-path="M 0 0 L 21600 0 21600 21600 0 21600 0 0 Z N"/></draw:custom-shape><draw:custom-shape text:anchor-type="paragraph" draw:z-index="85" draw:name="Shape86" draw:style-name="gr56" svg:width="1.4835in" svg:height="0.524in" svg:x="4.5709in" svg:y="2.0083in"><text:p>Склад</text:p><draw:enhanced-geometry svg:viewBox="0 0 21600 21600" draw:type="rectangle" draw:enhanced-path="M 0 0 L 21600 0 21600 21600 0 21600 0 0 Z N"/></draw:custom-shape><draw:custom-shape text:anchor-type="paragraph" draw:z-index="86" draw:name="Shape87" draw:style-name="gr57" svg:width="1.4961in" svg:height="0.4232in" svg:x="4.552in" svg:y="2.6016in"><text:p>№ склада</text:p><draw:enhanced-geometry svg:viewBox="0 0 21600 21600" draw:type="rectangle" draw:enhanced-path="M 0 0 L 21600 0 21600 21600 0 21600 0 0 Z N"/></draw:custom-shape><draw:line text:anchor-type="paragraph" draw:z-index="87" draw:name="Shape88" draw:style-name="gr11" draw:text-style-name="P49" svg:x1="4.5709in" svg:y1="2.2291in" svg:x2="1.3256in" svg:y2="3.2709in"><text:p/></draw:line><draw:line text:anchor-type="paragraph" draw:z-index="88" draw:name="Shape89" draw:style-name="gr11" draw:text-style-name="P49" svg:x1="1.1236in" svg:y1="1.3898in" svg:x2="1.1236in" svg:y2="2.2354in"><text:p/></draw:line><draw:line text:anchor-type="paragraph" draw:z-index="89" draw:name="Shape90" draw:style-name="gr11" draw:text-style-name="P49" svg:x1="4.4764in" svg:y1="1.1307in" svg:x2="1.2756in" svg:y2="2.4252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2:06:13.473367971</meta:creation-date>
    <dc:date>2018-09-05T13:40:19.645300441</dc:date>
    <meta:editing-duration>PT59M18S</meta:editing-duration>
    <meta:editing-cycles>33</meta:editing-cycles>
    <meta:generator>LibreOffice/5.1.6.2$Linux_X86_64 LibreOffice_project/10m0$Build-2</meta:generator>
    <meta:document-statistic meta:table-count="0" meta:image-count="0" meta:object-count="0" meta:page-count="4" meta:paragraph-count="63" meta:word-count="434" meta:character-count="3167" meta:non-whitespace-character-count="2797"/>
  </office:meta>
</office:document-meta>
</file>